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Some frequencies</text:p>
          </table:table-cell>
          <table:table-cell table:number-columns-repeated="8"/>
        </table:table-row>
        <table:table-row table:style-name="ro2">
          <table:table-cell office:value-type="string">
            <text:p>Conditions of operation:</text:p>
          </table:table-cell>
          <table:table-cell office:value-type="string">
            <text:p>UI</text:p>
          </table:table-cell>
          <table:table-cell office:value-type="string">
            <text:p>NAV</text:p>
          </table:table-cell>
          <table:table-cell office:value-type="string">
            <text:p>TLD</text:p>
          </table:table-cell>
          <table:table-cell office:value-type="string">
            <text:p>JOY</text:p>
          </table:table-cell>
          <table:table-cell office:value-type="string">
            <text:p>ARDUINO</text:p>
          </table:table-cell>
          <table:table-cell office:value-type="string">
            <text:p>STEREO PROC</text:p>
          </table:table-cell>
          <table:table-cell office:value-type="string">
            <text:p>PCL</text:p>
          </table:table-cell>
          <table:table-cell office:value-type="string">
            <text:p>Rviz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5.9">
            <text:p>5.9</text:p>
          </table:table-cell>
          <table:table-cell/>
          <table:table-cell office:value-type="float" office:value="6.3">
            <text:p>6.3</text:p>
          </table:table-cell>
          <table:table-cell office:value-type="float" office:value="4.6">
            <text:p>4.6</text:p>
          </table:table-cell>
          <table:table-cell office:value-type="float" office:value="0.314">
            <text:p>0.314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amB </meta:initial-creator>
    <meta:creation-date>2013-04-20T06:10:26</meta:creation-date>
    <dc:date>2013-04-20T06:15:16</dc:date>
    <dc:creator>TeamB </dc:creator>
    <meta:editing-duration>P0D</meta:editing-duration>
    <meta:editing-cycles>1</meta:editing-cycles>
    <meta:document-statistic meta:table-count="3" meta:cell-count="23" meta:object-count="0"/>
    <meta:generator>LibreOffice/3.5$Linux_x86 LibreOffice_project/350m1$Build-2</meta:generator>
  </office:meta>
</office:document-meta>
</file>